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cca06" officeooo:paragraph-rsid="000cca06"/>
    </style:style>
    <style:style style:name="P2" style:family="paragraph" style:parent-style-name="Standard">
      <style:text-properties officeooo:rsid="000d1744" officeooo:paragraph-rsid="000cca06"/>
    </style:style>
    <style:style style:name="P3" style:family="paragraph" style:parent-style-name="Standard">
      <style:text-properties officeooo:rsid="000d1744" officeooo:paragraph-rsid="000d1744"/>
    </style:style>
    <style:style style:name="P4" style:family="paragraph" style:parent-style-name="Standard">
      <style:text-properties officeooo:rsid="000e448d" officeooo:paragraph-rsid="000e448d"/>
    </style:style>
    <style:style style:name="P5" style:family="paragraph" style:parent-style-name="Standard">
      <style:text-properties officeooo:rsid="000e448d" officeooo:paragraph-rsid="000e78d3"/>
    </style:style>
    <style:style style:name="P6" style:family="paragraph" style:parent-style-name="Standard">
      <style:text-properties officeooo:rsid="000e448d" officeooo:paragraph-rsid="001157a5"/>
    </style:style>
    <style:style style:name="P7" style:family="paragraph" style:parent-style-name="Standard">
      <style:text-properties officeooo:rsid="000fe3eb" officeooo:paragraph-rsid="000fe3eb"/>
    </style:style>
    <style:style style:name="P8" style:family="paragraph" style:parent-style-name="Standard">
      <style:text-properties officeooo:rsid="000fe3eb" officeooo:paragraph-rsid="001043c7"/>
    </style:style>
    <style:style style:name="P9" style:family="paragraph" style:parent-style-name="Standard">
      <style:text-properties officeooo:rsid="001043c7" officeooo:paragraph-rsid="0012db6d"/>
    </style:style>
    <style:style style:name="P10" style:family="paragraph" style:parent-style-name="Standard">
      <style:text-properties fo:font-style="italic" officeooo:rsid="001043c7" officeooo:paragraph-rsid="001043c7" style:font-style-asian="italic" style:font-style-complex="italic"/>
    </style:style>
    <style:style style:name="P11" style:family="paragraph" style:parent-style-name="Standard">
      <style:text-properties fo:font-style="italic" style:text-underline-style="none" fo:font-weight="normal" officeooo:rsid="001043c7" officeooo:paragraph-rsid="001043c7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style:text-underline-style="none" fo:font-weight="normal" officeooo:rsid="0024a458" officeooo:paragraph-rsid="002287a1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c07d9" officeooo:paragraph-rsid="001c07d9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c07d9" officeooo:paragraph-rsid="001da6a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1c0af" officeooo:paragraph-rsid="0021c0af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1c0af" officeooo:paragraph-rsid="002287a1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1c0af" officeooo:paragraph-rsid="002376d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72d71" officeooo:paragraph-rsid="00272d71" style:font-weight-asian="bold" style:font-weight-complex="bold"/>
    </style:style>
    <style:style style:name="P19" style:family="paragraph" style:parent-style-name="Standard">
      <style:text-properties officeooo:rsid="0012db6d" officeooo:paragraph-rsid="0012db6d"/>
    </style:style>
    <style:style style:name="P20" style:family="paragraph" style:parent-style-name="Standard">
      <style:text-properties officeooo:rsid="0012db6d" officeooo:paragraph-rsid="0014c699"/>
    </style:style>
    <style:style style:name="P21" style:family="paragraph" style:parent-style-name="Standard">
      <style:text-properties officeooo:rsid="0014c699" officeooo:paragraph-rsid="0014c699"/>
    </style:style>
    <style:style style:name="P22" style:family="paragraph" style:parent-style-name="Standard">
      <style:text-properties officeooo:rsid="0015cf4d" officeooo:paragraph-rsid="00163139"/>
    </style:style>
    <style:style style:name="P23" style:family="paragraph" style:parent-style-name="Standard">
      <style:text-properties officeooo:rsid="00187909" officeooo:paragraph-rsid="00187909"/>
    </style:style>
    <style:style style:name="P24" style:family="paragraph" style:parent-style-name="Standard">
      <style:text-properties style:text-underline-style="none" fo:font-weight="normal" officeooo:rsid="001c07d9" officeooo:paragraph-rsid="001c07d9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da6ae" officeooo:paragraph-rsid="001da6ae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06346" officeooo:paragraph-rsid="00206346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287a1" officeooo:paragraph-rsid="002287a1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287a1" officeooo:paragraph-rsid="0024a458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4a458" officeooo:paragraph-rsid="0024a458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9e8d6" officeooo:paragraph-rsid="002b6968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9e8d6" officeooo:paragraph-rsid="002c009a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b6968" officeooo:paragraph-rsid="002b6968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b6968" officeooo:paragraph-rsid="002c009a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c009a" officeooo:paragraph-rsid="002c009a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c009a" officeooo:paragraph-rsid="002d47b9" style:font-weight-asian="normal" style:font-weight-complex="normal"/>
    </style:style>
    <style:style style:name="P36" style:family="paragraph" style:parent-style-name="Standard">
      <style:text-properties style:text-underline-style="none" fo:font-weight="bold" officeooo:rsid="001c07d9" officeooo:paragraph-rsid="001c07d9" style:font-weight-asian="bold" style:font-weight-complex="bold"/>
    </style:style>
    <style:style style:name="P37" style:family="paragraph" style:parent-style-name="Standard">
      <style:text-properties officeooo:rsid="001157a5" officeooo:paragraph-rsid="0012db6d"/>
    </style:style>
    <style:style style:name="P38" style:family="paragraph" style:parent-style-name="Standard">
      <style:text-properties officeooo:rsid="001731b4" officeooo:paragraph-rsid="001731b4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0cca06" officeooo:paragraph-rsid="000cca06" style:font-size-asian="16pt" style:font-weight-asian="bold" style:font-size-complex="16pt" style:font-weight-complex="bold"/>
    </style:style>
    <style:style style:name="P40" style:family="paragraph" style:parent-style-name="Standard" style:list-style-name="L1">
      <style:text-properties officeooo:rsid="000cca06" officeooo:paragraph-rsid="000cca06"/>
    </style:style>
    <style:style style:name="P41" style:family="paragraph" style:parent-style-name="Standard" style:list-style-name="L2">
      <style:text-properties officeooo:rsid="00157207" officeooo:paragraph-rsid="0032f2c5"/>
    </style:style>
    <style:style style:name="P42" style:family="paragraph" style:parent-style-name="Standard" style:list-style-name="L2">
      <style:text-properties officeooo:rsid="00157207" officeooo:paragraph-rsid="00157207"/>
    </style:style>
    <style:style style:name="P43" style:family="paragraph" style:parent-style-name="Standard" style:list-style-name="L2">
      <style:text-properties officeooo:rsid="0014c699" officeooo:paragraph-rsid="00157207"/>
    </style:style>
    <style:style style:name="P44" style:family="paragraph" style:parent-style-name="Standard" style:list-style-name="L2">
      <style:text-properties officeooo:rsid="0014c699" officeooo:paragraph-rsid="0015cf4d"/>
    </style:style>
    <style:style style:name="P45" style:family="paragraph" style:parent-style-name="Standard">
      <style:text-properties style:text-underline-style="none" fo:font-weight="normal" officeooo:rsid="0029e8d6" officeooo:paragraph-rsid="002b6968" style:font-weight-asian="normal" style:font-weight-complex="normal"/>
    </style:style>
    <style:style style:name="T1" style:family="text">
      <style:text-properties officeooo:rsid="000d1744"/>
    </style:style>
    <style:style style:name="T2" style:family="text">
      <style:text-properties officeooo:rsid="000e78d3"/>
    </style:style>
    <style:style style:name="T3" style:family="text">
      <style:text-properties officeooo:rsid="001043c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3139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731b4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043c7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1043c7" style:font-style-asian="normal" style:font-weight-asian="normal" style:font-style-complex="normal" style:font-weight-complex="normal"/>
    </style:style>
    <style:style style:name="T13" style:family="text">
      <style:text-properties officeooo:rsid="001157a5"/>
    </style:style>
    <style:style style:name="T14" style:family="text">
      <style:text-properties officeooo:rsid="0012db6d"/>
    </style:style>
    <style:style style:name="T15" style:family="text">
      <style:text-properties officeooo:rsid="0014c699"/>
    </style:style>
    <style:style style:name="T16" style:family="text">
      <style:text-properties officeooo:rsid="00157207"/>
    </style:style>
    <style:style style:name="T17" style:family="text">
      <style:text-properties officeooo:rsid="0015cf4d"/>
    </style:style>
    <style:style style:name="T18" style:family="text">
      <style:text-properties officeooo:rsid="00163139"/>
    </style:style>
    <style:style style:name="T19" style:family="text">
      <style:text-properties officeooo:rsid="0019ce70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0e78d3"/>
    </style:style>
    <style:style style:name="T22" style:family="text">
      <style:text-properties style:text-underline-style="none" officeooo:rsid="00290036"/>
    </style:style>
    <style:style style:name="T23" style:family="text">
      <style:text-properties officeooo:rsid="001da6ae"/>
    </style:style>
    <style:style style:name="T24" style:family="text">
      <style:text-properties officeooo:rsid="001e64a2"/>
    </style:style>
    <style:style style:name="T25" style:family="text">
      <style:text-properties officeooo:rsid="00206cca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b6968"/>
    </style:style>
    <style:style style:name="T28" style:family="text">
      <style:text-properties style:text-underline-style="solid" style:text-underline-width="auto" style:text-underline-color="font-color" officeooo:rsid="000e78d3"/>
    </style:style>
    <style:style style:name="T29" style:family="text">
      <style:text-properties style:text-underline-style="solid" style:text-underline-width="auto" style:text-underline-color="font-color" officeooo:rsid="00157207"/>
    </style:style>
    <style:style style:name="T30" style:family="text">
      <style:text-properties officeooo:rsid="002376de"/>
    </style:style>
    <style:style style:name="T31" style:family="text">
      <style:text-properties officeooo:rsid="0024a458"/>
    </style:style>
    <style:style style:name="T32" style:family="text">
      <style:text-properties officeooo:rsid="002603f2"/>
    </style:style>
    <style:style style:name="T33" style:family="text">
      <style:text-properties officeooo:rsid="00290036"/>
    </style:style>
    <style:style style:name="T34" style:family="text">
      <style:text-properties officeooo:rsid="002b6968"/>
    </style:style>
    <style:style style:name="T35" style:family="text">
      <style:text-properties officeooo:rsid="002c009a"/>
    </style:style>
    <style:style style:name="T36" style:family="text">
      <style:text-properties officeooo:rsid="002ceded"/>
    </style:style>
    <style:style style:name="T37" style:family="text">
      <style:text-properties officeooo:rsid="00304977"/>
    </style:style>
    <style:style style:name="T38" style:family="text">
      <style:text-properties officeooo:rsid="003121a0"/>
    </style:style>
    <style:style style:name="T39" style:family="text">
      <style:text-properties officeooo:rsid="0032f2c5"/>
    </style:style>
    <style:style style:name="T40" style:family="text">
      <style:text-properties officeooo:rsid="00353945"/>
    </style:style>
    <style:style style:name="T41" style:family="text">
      <style:text-properties officeooo:rsid="0036e4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Теори<text:span text:style-name="T37">я</text:span> квантового разума</text:p>
      <text:p text:style-name="P1"/>
      <text:p text:style-name="P1"><text:span text:style-name="T38">Современные представления об устройстве и работе мозга не объясняют</text:span>:</text:p>
      <text:p text:style-name="P1"/>
      <text:list xml:id="list3736214696" text:style-name="L1">
        <text:list-item>
          <text:p text:style-name="P40">процесс<text:span text:style-name="T1">а</text:span> наблюдения <text:span text:style-name="T1">за воспринимаемой картиной</text:span></text:p>
        </text:list-item>
        <text:list-item>
          <text:p text:style-name="P40">наличия воспринимаемой картины, <text:span text:style-name="T1">данной в виде субъективных чувственных образов</text:span></text:p>
        </text:list-item>
        <text:list-item>
          <text:p text:style-name="P40">наличие субъективного пространства, <text:span text:style-name="T1">в котором происходит процесс восприятия</text:span> </text:p>
        </text:list-item>
        <text:list-item>
          <text:p text:style-name="P40">существование самого наблюдателя <text:span text:style-name="T1">— </text:span>сущего «Я»</text:p>
        </text:list-item>
        <text:list-item>
          <text:p text:style-name="P40">возможности «<text:span text:style-name="T1">Я»</text:span> влиять на воспринимаемую картину <text:span text:style-name="T41">(свобода воли)</text:span></text:p>
        </text:list-item>
      </text:list>
      <text:p text:style-name="P2"/>
      <text:p text:style-name="P3">В тоже время всё это дано каждому индивиду в качестве личного непосредственного субъективного опыта (жизни).</text:p>
      <text:p text:style-name="P3"/>
      <text:p text:style-name="P3">Я утверждаю, что объяснить данные явления возможно с позиции современной квантовой теории.</text:p>
      <text:p text:style-name="P3"/>
      <text:p text:style-name="P13">Теория 1.<text:span text:style-name="T20"> Теория </text:span><text:span text:style-name="T21">ψ-частиц</text:span><text:span text:style-name="T20">ы</text:span></text:p>
      <text:p text:style-name="P3"/>
      <text:p text:style-name="P4">Согласно современн<text:span text:style-name="T39">ым представлениям об</text:span> устройства мозга, мозг — это биокомпьютер. Функции мозга ограничиваются возможностями вычислений над электрическими сигналами, тогда как <text:span text:style-name="T4">разум</text:span> не имеет таких ограничений и может свободно оперировать квантовой информацией — волновыми фотонными <text:span text:style-name="T39">(квантовыми) </text:span>образами.</text:p>
      <text:p text:style-name="P4"/>
      <text:p text:style-name="P11">Вариант 1. <text:span text:style-name="T14">В мозгу нет голографического устройства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Все перечисленные <text:span text:style-name="T2">явления</text:span>, <text:span text:style-name="T2">с учётом процесса сборки воспринимаемой картины (квантовой голограммы), а также процессов преобразования информации между разумом (субъективным пространством) и мозгом базируются на действии гипотетического квантового объекта обладающего физической квантовой природой (душа, ψ-частица).</text:span></text:p>
            <text:p text:style-name="P5"/>
            <text:p text:style-name="P19">Интерфейс взаимодействия <text:span text:style-name="T2">ψ-частиц</text:span>ы <text:span text:style-name="T15">и мозга</text:span> базируется на <text:span text:style-name="T18">поверхностях</text:span> внутренних желудочк<text:span text:style-name="T18">ов</text:span> головного мозга (<text:span text:style-name="T18">электромагнитный</text:span> интерфейс).</text:p>
          </table:table-cell>
        </table:table-row>
      </table:table>
      <text:p text:style-name="P7"/>
      <text:p text:style-name="P10">Вариант 2. <text:span text:style-name="T14">В мозгу есть голографическое устройство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Процесс наблюдения за воспринимаемой картиной (квантов<text:span text:style-name="T13">ой голограммой</text:span>) выполняет гипотетическая <text:s/><text:span text:style-name="T2">ψ-частица </text:span>(душа), обладающая собственным внутренним субъективным пространством (разумом).</text:p>
            <text:p text:style-name="P9"/>
            <text:p text:style-name="P37">Процесс синтеза и отображения квантовой голограммы в субъективное пространство осуществляет мозг. Мозг также осуществляет процесс приёма и преобразования квантовой информации, полученной от <text:s/>ψ-частицы (управляющее воздействие, воля).</text:p>
            <text:p text:style-name="P9"/>
            <text:p text:style-name="P37">Процесс наблюдения неотделимый от существования «Я» является свойством <text:s/>ψ-частицы.</text:p>
            <text:p text:style-name="P9"/>
            <text:p text:style-name="P20">Интерфейс взаимодействия <text:s/><text:span text:style-name="T2">ψ-частицы и мозга базируется на действии специального органа (предположительно эпифиза) синтезирующего квантовую голограмму (голографический интерфейс).</text:span></text:p>
          </table:table-cell>
        </table:table-row>
      </table:table>
      <text:p text:style-name="P6"/>
      <text:p text:style-name="P8"><text:span text:style-name="T6">Основная операция</text:span> действия <text:span text:style-name="T4">наблюдателя</text:span><text:span text:style-name="T8"> </text:span><text:span text:style-name="T9">(квантового разума)</text:span> на <text:span text:style-name="T4">воспринимаемую картину </text:span><text:span text:style-name="T8">(квантовую голограмму) — </text:span><text:span text:style-name="T11">операция выбора</text:span><text:span text:style-name="T10"> </text:span><text:span text:style-name="T12">или</text:span> <text:span text:style-name="T5">редукция волновой функции</text:span> <text:span text:style-name="T3">квантовой голограммы</text:span>. Данный процесс осуществляется за <text:span text:style-name="T3">счёт </text:span>направленного <text:span text:style-name="T5">внимания</text:span> — <text:span text:style-name="T3">фокусировки</text:span> энергии <text:span text:style-name="T2">ψ-частиц</text:span>ы<text:span text:style-name="T2"> </text:span>в определённой области квантовой голограммы. </text:p>
      <text:p text:style-name="P21"><text:soft-page-break/>Субъективное пространство <text:s/><text:span text:style-name="T2">ψ-частиц</text:span>ы (<text:span text:style-name="T5">разум души</text:span>) может обладать собственной памятью (<text:span text:style-name="T5">памятью души</text:span>). <text:span text:style-name="T39">Собственная память души может отражаться на предпочтении выбора определённых подмножеств состояний квантовой голограммы (чувство нравственности).</text:span></text:p>
      <text:p text:style-name="P21"/>
      <text:p text:style-name="P21"><text:span text:style-name="T2">ψ-частиц</text:span>а обладает свойствами <text:span text:style-name="T39">аналогичными свойствам </text:span>чёрной дыры:</text:p>
      <text:p text:style-name="P21"/>
      <text:list xml:id="list3646127921" text:style-name="L2">
        <text:list-item>
          <text:p text:style-name="P41"><text:span text:style-name="T2">ψ-частица обладает </text:span><text:span text:style-name="T28">горизонтом событий</text:span><text:span text:style-name="T2">, на котором </text:span>происходит процесс постоянного обновления информации (процесс <text:span text:style-name="T17">передачи</text:span> информации <text:span text:style-name="T17">между мозгом и разумом</text:span>)</text:p>
          <text:p text:style-name="P42"/>
        </text:list-item>
        <text:list-item>
          <text:p text:style-name="P43"><text:span text:style-name="T2">ψ-частиц</text:span>а <text:span text:style-name="T16">обладает собственным </text:span><text:span text:style-name="T29">внешним полем</text:span><text:span text:style-name="T16"> (гравитационным, электромагнитным), обеспечивающим информационный обмен с внешней средой (мозгом)</text:span></text:p>
          <text:p text:style-name="P43"/>
        </text:list-item>
        <text:list-item>
          <text:p text:style-name="P44"><text:span text:style-name="T2">ψ-частиц</text:span>а <text:span text:style-name="T16">обладает собственным внутренним пространством (субъективное пространство, скрытое за горизонтом событий и содержащее </text:span><text:span text:style-name="T29">сингулярность</text:span><text:span text:style-name="T16"> — наблюдателя или чувства собственного «Я»), обеспечивающим процесс наблюдения воспринимаемой картины (квантовой голограммы)</text:span></text:p>
          <text:p text:style-name="P44"/>
        </text:list-item>
      </text:list>
      <text:p text:style-name="P22"><text:span text:style-name="T7">К</text:span><text:span text:style-name="T6">вантовая голограмма</text:span> (картина восприятия) представляется в виде <text:span text:style-name="T5">многомерной фрактальной сингулярности</text:span> (чувстве собственного «Я») во внутреннем пространстве (разуме) <text:span text:style-name="T2">ψ-частиц</text:span>ы (души).</text:p>
      <text:p text:style-name="P22"/>
      <text:p text:style-name="P23">В этом смысле субъективное пространство, наблюдающий и воспринимая картина представляют собой части единого <text:span text:style-name="T19">целого — квантового </text:span>процесса наблюдения.</text:p>
      <text:p text:style-name="P22"/>
      <text:p text:style-name="P38">Фокус внешнего поля ψ-частицы (воля), сопряжённый с фокусом внутреннего поля (вниманием), осуществляет функцию волевого контроля за состоянием мозга (произвольное внимание).</text:p>
      <text:p text:style-name="P21"/>
      <text:p text:style-name="P13">Теория 2.<text:span text:style-name="T20"> Теория электромагнитного сознания</text:span></text:p>
      <text:p text:style-name="P36"/>
      <text:p text:style-name="P24">В силу закона электромагнитной индукции вокруг и внутри мозга <text:span text:style-name="T23">за счёт движения электрических зарядов (ионных токов)</text:span> создаётся электромагнитное поле <text:span text:style-name="T23">с характерной пространственной конфигурацией. Действие данного поля определяет дополнительные возможности обработки информации с мозга на квантовом уровне (электромагнитное сознание и квантовый разум).</text:span></text:p>
      <text:p text:style-name="P24"/>
      <text:p text:style-name="P25">Пространственная конфигурация электромагнитного поля мозга обладает <text:span text:style-name="T24">особыми точками (пятнами)</text:span> <text:span text:style-name="T24">и протяжёнными линиями (струны) </text:span>связанными с пространственным распределением электрических зарядов <text:span text:style-name="T24">и </text:span>электрических токов <text:span text:style-name="T24">мозга.</text:span></text:p>
      <text:p text:style-name="P25"/>
      <text:p text:style-name="P26">Электромагнитное сознание (самоосознающее «Я») является результатом включения поля лобной ассоциативной коры головного мозга. </text:p>
      <text:p text:style-name="P26"/>
      <text:p text:style-name="P26">Мозг представляет собой <text:s/>материю, порождающюю чувство самоосознания и существования — «Я».</text:p>
      <text:p text:style-name="P26"/>
      <text:p text:style-name="P26">Включение <text:span text:style-name="T40">полей </text:span>других нервных центров <text:span text:style-name="T25">добавляет к этому чувству дополнительные возможности. В частности, включение поля таламуса добавляет спектр зрительных, а также слуховых ощущений, включение поля Брока добавляет функцию внутреннего диалога, тогда как включение поля Вернике — функцию понимания внешней речи и тп. Включение центров <text:s/>спинного мозга добавляет возможность чувствовать собственное тело.</text:span></text:p>
      <text:p text:style-name="P14"><text:soft-page-break/></text:p>
      <text:p text:style-name="P16">Теория 3.<text:span text:style-name="T20"> Теория </text:span><text:span text:style-name="T22">электромагнитной </text:span><text:span text:style-name="T21">ψ-</text:span><text:span text:style-name="T20">оболочки</text:span></text:p>
      <text:p text:style-name="P15"/>
      <text:p text:style-name="P27">Теория 1 и 2 могут быть скомбинированы. В этом случае создаваемое мозгом электромагнитное поле может выступать в качестве оболочки <text:span text:style-name="T30">(интерфейса) </text:span>для воспринимающей <text:span text:style-name="T2">ψ-частиц</text:span>ы.</text:p>
      <text:p text:style-name="P27"/>
      <text:p text:style-name="P12">Вариант 3. Расширенный электромагнитный интерфейс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8"><text:span text:style-name="T31">Расширенный</text:span> интерфейс содержит основную информацию внутренних систем и органов закодированную в параметрах электромагнитного поля (частота, интенсивность и форма волны). </text:p>
            <text:p text:style-name="P28"/>
            <text:p text:style-name="P28"><text:span text:style-name="T2">ψ-частиц</text:span>а (душа) осуществляет приём данной информации через подключение к структурам оболочки <text:span text:style-name="T30">(пятнам и струнам).</text:span></text:p>
            <text:p text:style-name="P28"/>
            <text:p text:style-name="P29">Обратная связь достигается за счёт непосредственного воздействия <text:span text:style-name="T2">ψ-частиц</text:span>ы <text:span text:style-name="T32">(души)</text:span> на квантовое поле <text:span text:style-name="T2">ψ-</text:span>оболочки <text:span text:style-name="T32">(электромагнитного поля мозга)</text:span>.</text:p>
          </table:table-cell>
        </table:table-row>
      </table:table>
      <text:p text:style-name="P27"/>
      <text:p text:style-name="P18">Верификация <text:span text:style-name="T33">теорий</text:span></text:p>
      <text:p text:style-name="P17"/>
      <text:p text:style-name="P31"><text:span text:style-name="T26">Теория 1. </text:span><text:span text:style-name="T27">Вариант 1.</text:span><text:span text:style-name="T34"> Необходимо провести исследование пространств внутренних ликворных пространств мозга на предмет наличия в них специфических электромагнитных полей, а также блокировки передачи сигнала между душой и мозгом. Возможна блокировка передачи сигнала между душой и мозгом за счёт введения в ликворные пространства тел экранирующих электромагнитное поле, либо за счёт изменения электромагнитной проницаемости самой среды ликвора. Подтверждение блокирования передачи сигнала должно выражаться в выпадении частей воспринимаемой картины (квантовой голограммы) — исчезновении визуальных, аудиальных, кинестетических ощущений (в зависимости от способа экранировки), без потери чувства присутствия «Я» (процесса наблюдения).</text:span></text:p>
      <text:p text:style-name="P30"/>
      <text:p text:style-name="P33"><text:span text:style-name="T26">Теория 1. Вариант 2.</text:span> <text:s/>Необходимо провести исследование пространств внутренних ликворных пространств мозга на предмет наличия <text:span text:style-name="T35">в них специфического органа (предположительно эпифиз), генерирующего электромагнитное излучение особой конфигурации (квантовой голограммы). Блокирование передачи сигнала к данному органу должно приводить к блокировке процесса восприятия (наблюдения квантовой голограммы), без потери чувства присутствия «Я» (</text:span>процесса наблюдения<text:span text:style-name="T35">). </text:span></text:p>
      <text:p text:style-name="P32"/>
      <text:p text:style-name="P34"><text:span text:style-name="T26">Теория 2</text:span>. <text:span text:style-name="T36">Блокировка передачи сигналов за счёт действия сильного внешнего магнитного поля на лобную кору головного мозга должно приводить к потере чувства присуствия «Я» (отключение сознания). Блокировка других областей коры головного мозга должно приводить к нарушению психических процессов, соответствующим данным областям.</text:span></text:p>
      <text:p text:style-name="P32"/>
      <text:p text:style-name="P35"><text:span text:style-name="T26">Теория 3. Вариант 3.</text:span> <text:span text:style-name="T36">Блокировка передачи сигналов за счёт действия сильного внешнего магнитного поля на лобную кору головного мозга не должно приводить к потере чувства присутствия «Я» (процесса наблюдения). Блокировка других областей коры головного мозга должно приводить к нарушению психических процессов, соответствующим данным областям. Воздействие на электромагнитное поле создаваемое организмом и мозгом за счёт электромагнитных волн особой частоты (предположительно близкой к собственной частоте излучаемых мозгом волн), либо сильных магнитов, с учётом отсутсвия прямого действия на рецепторы и на передачу электрических сигналов в нейронах, должно приводить к появлению специфических (кинестетических, аудиальных или визуальных) ощущений.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18:49:04.600347746</meta:creation-date>
    <dc:date>2021-05-31T22:56:05.452985531</dc:date>
    <meta:editing-duration>PT1H1M42S</meta:editing-duration>
    <meta:editing-cycles>19</meta:editing-cycles>
    <meta:generator>LibreOffice/6.0.7.3$Linux_X86_64 LibreOffice_project/00m0$Build-3</meta:generator>
    <meta:document-statistic meta:table-count="3" meta:image-count="0" meta:object-count="0" meta:page-count="3" meta:paragraph-count="48" meta:word-count="931" meta:character-count="8055" meta:non-whitespace-character-count="7157"/>
  </office:meta>
</office:document-meta>
</file>